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3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4.212cm"/>
    </style:style>
    <style:style style:name="co9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4.902cm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526cm" fo:break-before="auto" style:use-optimal-row-height="true"/>
    </style:style>
    <style:style style:name="ro10" style:family="table-row">
      <style:table-row-properties style:row-height="3.738cm" fo:break-before="auto" style:use-optimal-row-height="true"/>
    </style:style>
    <style:style style:name="ro11" style:family="table-row">
      <style:table-row-properties style:row-height="5.95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7.0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7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8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vertical-align="top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10"/>
        <table:table-column table:style-name="co9" table:default-cell-style-name="ce19"/>
        <table:table-column table:style-name="co10" table:default-cell-style-name="Default"/>
        <table:table-column table:style-name="co7" table:default-cell-style-name="ce19"/>
        <table:table-column table:style-name="co7" table:number-columns-repeated="1017" table:default-cell-style-name="ce24"/>
        <table:table-row table:style-name="ro3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formula="of:=&quot;Prepare the environment  (&quot; &amp; [.$D$15] &amp; &quot;)&quot;" office:value-type="string" office:string-value="Prepare the environment  (test_Brimhaven)">
            <text:p>Prepare the environment <text:s/>(test_Brimhaven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4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NutAndor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Default" table:formula="of:=&quot;https://github.com/NutAndor/&quot; &amp; [.$D$15]" office:value-type="string" office:string-value="https://github.com/NutAndor/test_Brimhaven">
              <text:p>https://github.com/NutAndor/test_Brimhaven</text:p>
            </table:table-cell>
            <table:table-cell table:style-name="ce20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11" office:value-type="string">
              <text:p>test_Brimhave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5] &amp; &quot;\ATCS\&quot; &amp; [.$D$15]" office:value-type="string" office:string-value="C:\AT\ATCS\test_Brimhaven\ATCS\test_Brimhaven">
              <text:p>C:\AT\ATCS\test_Brimhaven\ATCS\test_Brimhaven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Beta:</text:p>
            </table:table-cell>
            <table:table-cell table:style-name="ce12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 office:value-type="string">
              <text:p>be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/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style-name="ce13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test_Brimhaven">
            <text:p>Switch to branch <text:s/>NutAndor\andors-trail:test_Brimhav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witch to branch  &quot; &amp; [.$D$15] &amp; &quot;:master&quot;" office:value-type="string" office:string-value="Switch to branch  test_Brimhaven:master">
            <text:p>Switch to branch <text:s/>test_Brimhaven:mas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4"/>
          <table:table-cell/>
          <table:table-cell table:style-name="ce23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3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3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3"/>
          <table:table-cell table:number-columns-repeated="1018"/>
        </table:table-row>
        <table:table-row table:style-name="ro4">
          <table:table-cell table:number-columns-repeated="5"/>
          <table:table-cell table:style-name="ce23"/>
          <table:table-cell table:number-columns-repeated="1018"/>
        </table:table-row>
        <table:table-row table:style-name="ro4">
          <table:table-cell/>
          <table:table-cell office:value-type="string">
            <text:p>Import actual translations …</text:p>
          </table:table-cell>
          <table:table-cell/>
          <table:table-cell table:style-name="ce14"/>
          <table:table-cell/>
          <table:table-cell table:style-name="ce23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4" table:visibility="collapse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4"/>
            <table:table-cell/>
            <table:table-cell table:style-name="ce23"/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 office:value-type="string">
              <text:p>In smartgit: Pull game-content</text:p>
            </table:table-cell>
            <table:table-cell/>
            <table:table-cell table:style-name="ce10" office:value-type="string">
              <text:p>Download translations as zip file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/>
            <table:table-cell/>
            <table:table-cell table:style-name="ce10" office:value-type="string">
              <text:p>Extract to downloads\translations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4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In smartgit: Pull Weblate-Repositories</text:p>
            </table:table-cell>
            <table:table-cell table:number-columns-repeated="1020"/>
          </table:table-row>
          <table:table-row table:style-name="ro4">
            <table:table-cell table:style-name="ce4"/>
            <table:table-cell/>
            <table:table-cell table:style-name="ce8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5">
            <table:table-cell table:number-columns-repeated="2"/>
            <table:table-cell table:style-name="ce6"/>
            <table:table-cell office:value-type="string">
              <text:p>Goto AndorsTrailRelease:master <text:s text:c="4"/>then <text:s text:c="2"/>rightClick on <text:s/>hosted.weblate:master <text:s text:c="2"/>and merge <text:s text:c="2"/>with merge commi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-group>
          <table:table-row table:style-name="ro4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6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5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7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7"/>
            <table:table-cell table:number-columns-repeated="1020"/>
          </table:table-row>
        </table:table-row-group>
        <table:table-row table:style-name="ro4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DEVELOPMENT_INCOMPATIBLE_SAVEGAM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CURRENT_VERSION_DISPLA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android:versionCod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android:versionN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test_Brimhaven">
            <text:p>Open ATCS with version <text:s/>test_Brimhav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Kurz anteste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8">
          <table:table-cell table:number-columns-repeated="3"/>
          <table:table-cell table:style-name="ce17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office:value-type="string">
            <text:p>Push to Github</text:p>
          </table:table-cell>
          <table:table-cell table:number-columns-repeated="1023"/>
        </table:table-row>
        <table:table-row table:style-name="ro4">
          <table:table-cell/>
          <table:table-cell table:formula="of:=&quot;Close &quot; &amp; [.$D$15]" office:value-type="string" office:string-value="Close test_Brimhaven">
            <text:p>Close test_Brimhaven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test_Brimhaven">
            <text:p>Commit &amp; Push <text:s/>NutAndor\andors-trail:test_Brimhave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test_Brimhaven">
            <text:p>Compare AndorsTrailRelease\andors-trail:master <text:s/>with <text:s/>NutAndor\andors-trail:test_Brimhave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test_Brimhaven">
            <text:p>https://github.com/AndorsTrailRelease\andors-trail/compare/master...NutAndor:test_Brimhave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Release candidate &quot; &amp; [.$D$15] &amp; &quot; before compression&quot;" office:value-type="string" office:string-value="Release candidate test_Brimhaven before compression">
            <text:p>Release candidate test_Brimhaven before compress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9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6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7" table:visibility="collapse">
            <table:table-cell/>
            <table:table-cell table:style-name="ce6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7" table:visibility="collapse">
            <table:table-cell/>
            <table:table-cell table:style-name="ce6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6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4" table:visibility="collapse">
            <table:table-cell table:number-columns-repeated="1024"/>
          </table:table-row>
        </table:table-row-group>
        <table:table-row table:style-name="ro4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4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10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test_Brimhaven">
            <text:p>Open ATCS with version <text:s/>test_Brimhav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1">
          <table:table-cell table:number-columns-repeated="3"/>
          <table:table-cell table:style-name="ce17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4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15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ETC.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T:</text:p>
          </table:table-cell>
          <table:table-cell table:style-name="ce18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4" table:number-rows-repeated="10483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7" table:default-cell-style-name="ce22"/>
        <table:table-row table:style-name="ro12">
          <table:table-cell office:value-type="string">
            <text:p>dir xml\*.tmx &gt; c:\at\tmp\maps.txt /b</text:p>
          </table:table-cell>
          <table:table-cell/>
          <table:table-cell table:style-name="Default"/>
        </table:table-row>
        <table:table-row table:style-name="ro13">
          <table:table-cell table:number-columns-repeated="2"/>
          <table:table-cell table:style-name="Default"/>
        </table:table-row>
        <table:table-row table:style-name="ro12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2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2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2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2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2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2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2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2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2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2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2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2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2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2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2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2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2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2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2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2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2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2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2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2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2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2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2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2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2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2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2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2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2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2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2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2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2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2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2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2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2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2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2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2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2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2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2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2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2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2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2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2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2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2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2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2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2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2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2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2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2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2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2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2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2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2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2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2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2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2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2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2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2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2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2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2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2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2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2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2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2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2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2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2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2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2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2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2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2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2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2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2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2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2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2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2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2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2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2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2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2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2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2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2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2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2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2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2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2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2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2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2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2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2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2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2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2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2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2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2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2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2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2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0',">
            <text:p>'flagstone0',</text:p>
          </table:table-cell>
        </table:table-row>
        <table:table-row table:style-name="ro12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1',">
            <text:p>'flagstone1',</text:p>
          </table:table-cell>
        </table:table-row>
        <table:table-row table:style-name="ro12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2',">
            <text:p>'flagstone2',</text:p>
          </table:table-cell>
        </table:table-row>
        <table:table-row table:style-name="ro12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3',">
            <text:p>'flagstone3',</text:p>
          </table:table-cell>
        </table:table-row>
        <table:table-row table:style-name="ro12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4',">
            <text:p>'flagstone4',</text:p>
          </table:table-cell>
        </table:table-row>
        <table:table-row table:style-name="ro12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_inner',">
            <text:p>'flagstone_inner',</text:p>
          </table:table-cell>
        </table:table-row>
        <table:table-row table:style-name="ro12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upper',">
            <text:p>'flagstone_upper',</text:p>
          </table:table-cell>
        </table:table-row>
        <table:table-row table:style-name="ro12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2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2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2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2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2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2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2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2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2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2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2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2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2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2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2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2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2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2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2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2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2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2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2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2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2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2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2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2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2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2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2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2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2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2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2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2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2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2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2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2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2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2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2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2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2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2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2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2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2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2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2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2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2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2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2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2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2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2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2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2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2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2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2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2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2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2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2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2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2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2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2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2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2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2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2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2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2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2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2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2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2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2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2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2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2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2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2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2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2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2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2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2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2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2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2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2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2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2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2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2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2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2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2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2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2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2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2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2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2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2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2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2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2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2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2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2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2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2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2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2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2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2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2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2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2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2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2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2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2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2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2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2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2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2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2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2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2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2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2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2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2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2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2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2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2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2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2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2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2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2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2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2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2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2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2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2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2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2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2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2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2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2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2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2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2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2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2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2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2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2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2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0',">
            <text:p>'remgard0',</text:p>
          </table:table-cell>
        </table:table-row>
        <table:table-row table:style-name="ro12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1',">
            <text:p>'remgard1',</text:p>
          </table:table-cell>
        </table:table-row>
        <table:table-row table:style-name="ro12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2',">
            <text:p>'remgard2',</text:p>
          </table:table-cell>
        </table:table-row>
        <table:table-row table:style-name="ro12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3',">
            <text:p>'remgard3',</text:p>
          </table:table-cell>
        </table:table-row>
        <table:table-row table:style-name="ro12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4',">
            <text:p>'remgard4',</text:p>
          </table:table-cell>
        </table:table-row>
        <table:table-row table:style-name="ro12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armour',">
            <text:p>'remgard_armour',</text:p>
          </table:table-cell>
        </table:table-row>
        <table:table-row table:style-name="ro12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barn',">
            <text:p>'remgard_barn',</text:p>
          </table:table-cell>
        </table:table-row>
        <table:table-row table:style-name="ro12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church',">
            <text:p>'remgard_church',</text:p>
          </table:table-cell>
        </table:table-row>
        <table:table-row table:style-name="ro12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lothes',">
            <text:p>'remgard_clothes',</text:p>
          </table:table-cell>
        </table:table-row>
        <table:table-row table:style-name="ro12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farmer1',">
            <text:p>'remgard_farmer1',</text:p>
          </table:table-cell>
        </table:table-row>
        <table:table-row table:style-name="ro12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2',">
            <text:p>'remgard_farmer2',</text:p>
          </table:table-cell>
        </table:table-row>
        <table:table-row table:style-name="ro12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3',">
            <text:p>'remgard_farmer3',</text:p>
          </table:table-cell>
        </table:table-row>
        <table:table-row table:style-name="ro12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prison',">
            <text:p>'remgard_prison',</text:p>
          </table:table-cell>
        </table:table-row>
        <table:table-row table:style-name="ro12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school',">
            <text:p>'remgard_school',</text:p>
          </table:table-cell>
        </table:table-row>
        <table:table-row table:style-name="ro12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tavern0',">
            <text:p>'remgard_tavern0',</text:p>
          </table:table-cell>
        </table:table-row>
        <table:table-row table:style-name="ro12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1',">
            <text:p>'remgard_tavern1',</text:p>
          </table:table-cell>
        </table:table-row>
        <table:table-row table:style-name="ro12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villager1',">
            <text:p>'remgard_villager1',</text:p>
          </table:table-cell>
        </table:table-row>
        <table:table-row table:style-name="ro12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2',">
            <text:p>'remgard_villager2',</text:p>
          </table:table-cell>
        </table:table-row>
        <table:table-row table:style-name="ro12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3',">
            <text:p>'remgard_villager3',</text:p>
          </table:table-cell>
        </table:table-row>
        <table:table-row table:style-name="ro12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4',">
            <text:p>'remgard_villager4',</text:p>
          </table:table-cell>
        </table:table-row>
        <table:table-row table:style-name="ro12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5',">
            <text:p>'remgard_villager5',</text:p>
          </table:table-cell>
        </table:table-row>
        <table:table-row table:style-name="ro12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weapon',">
            <text:p>'remgard_weapon',</text:p>
          </table:table-cell>
        </table:table-row>
        <table:table-row table:style-name="ro12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2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2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2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2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2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2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2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2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2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2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2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2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2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2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2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2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2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2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2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2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2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2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2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2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2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2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2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2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2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2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2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0',">
            <text:p>'stoutford_castle0',</text:p>
          </table:table-cell>
        </table:table-row>
        <table:table-row table:style-name="ro12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1',">
            <text:p>'stoutford_castle1',</text:p>
          </table:table-cell>
        </table:table-row>
        <table:table-row table:style-name="ro12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2',">
            <text:p>'stoutford_castle2',</text:p>
          </table:table-cell>
        </table:table-row>
        <table:table-row table:style-name="ro12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barrack0',">
            <text:p>'stoutford_castle_barrack0',</text:p>
          </table:table-cell>
        </table:table-row>
        <table:table-row table:style-name="ro12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1',">
            <text:p>'stoutford_castle_barrack1',</text:p>
          </table:table-cell>
        </table:table-row>
        <table:table-row table:style-name="ro12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2',">
            <text:p>'stoutford_castle_barrack2',</text:p>
          </table:table-cell>
        </table:table-row>
        <table:table-row table:style-name="ro12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shed',">
            <text:p>'stoutford_castle_shed',</text:p>
          </table:table-cell>
        </table:table-row>
        <table:table-row table:style-name="ro12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op',">
            <text:p>'stoutford_castle_shop',</text:p>
          </table:table-cell>
        </table:table-row>
        <table:table-row table:style-name="ro12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table',">
            <text:p>'stoutford_castle_stable',</text:p>
          </table:table-cell>
        </table:table-row>
        <table:table-row table:style-name="ro12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tower0',">
            <text:p>'stoutford_castle_tower0',</text:p>
          </table:table-cell>
        </table:table-row>
        <table:table-row table:style-name="ro12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1',">
            <text:p>'stoutford_castle_tower1',</text:p>
          </table:table-cell>
        </table:table-row>
        <table:table-row table:style-name="ro12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2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2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2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2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2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2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2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2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2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2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2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2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2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2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2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2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2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2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2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2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2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2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2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2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2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2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2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2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2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2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2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2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2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2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2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2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2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2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2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2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2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2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2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2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2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2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2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2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2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2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2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2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2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2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2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2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2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2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2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2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2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2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2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2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2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2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2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2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2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2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2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2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2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2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2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2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2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2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2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2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2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2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2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2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2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2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2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2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2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2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2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2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2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2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2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2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2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2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2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2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2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2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2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2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2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2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2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2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2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2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2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2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2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2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2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2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2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2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2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2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2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2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2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2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2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2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2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2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2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2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2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2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2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2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2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2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2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2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2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2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2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2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2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2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2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2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2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2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2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2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2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2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2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2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database-ranges>
        <table:database-range table:name="__Anonymous_Sheet_DB__1" table:target-range-address="Build.F1:Build.F1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30.06.2020</text:date>, <text:time>05:5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06-30T05:52:17.73</dc:date>
    <dc:creator>Christian Berlage</dc:creator>
    <meta:editing-duration>P79DT18H13M24S</meta:editing-duration>
    <meta:editing-cycles>59</meta:editing-cycles>
    <meta:generator>OpenOffice/4.1.3$Win32 OpenOffice.org_project/413m1$Build-9783</meta:generator>
    <meta:document-statistic meta:table-count="3" meta:cell-count="1835" meta:object-count="0"/>
  </office:meta>
</office:document-meta>
</file>